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No dropou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3 hidden laye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om mxnet import gluon, init, npx</text:p>
              </text:list-item>
              <text:list-item>
                <text:p>from mxnet.gluon import nn</text:p>
              </text:list-item>
              <text:list-item>
                <text:p>from d2l import mxnet as d2l</text:p>
              </text:list-item>
              <text:list-item>
                <text:p/>
              </text:list-item>
              <text:list-item>
                <text:p>npx.set_np()</text:p>
              </text:list-item>
              <text:list-item>
                <text:p/>
              </text:list-item>
              <text:list-item>
                <text:p>dropout = 0.5</text:p>
              </text:list-item>
              <text:list-item>
                <text:p>batch_size = 256</text:p>
              </text:list-item>
              <text:list-item>
                <text:p>train_iter, test_iter = d2l.load_data_fashion_mnist(batch_size)</text:p>
              </text:list-item>
              <text:list-item>
                <text:p/>
              </text:list-item>
              <text:list-item>
                <text:p>net = nn.Sequential()</text:p>
              </text:list-item>
              <text:list-item>
                <text:p>for add_layer in range(3):</text:p>
              </text:list-item>
              <text:list-item>
                <text:p><text:s text:c="4"/>net.add(nn.Dense(256, activation='relu'))</text:p>
              </text:list-item>
              <text:list-item>
                <text:p>net.add(nn.Dense(10))</text:p>
              </text:list-item>
              <text:list-item>
                <text:p>net.initialize(init.Normal(sigma=0.01))</text:p>
              </text:list-item>
              <text:list-item>
                <text:p/>
              </text:list-item>
              <text:list-item>
                <text:p>loss = gluon.loss.SoftmaxCrossEntropyLoss()</text:p>
              </text:list-item>
              <text:list-item>
                <text:p><text:s/></text:p>
              </text:list-item>
              <text:list-item>
                <text:p>trainer = gluon.Trainer(net.collect_params(), 'sgd', {'learning_rate': 0.1})</text:p>
              </text:list-item>
              <text:list-item>
                <text:p/>
              </text:list-item>
              <text:list-item>
                <text:p/>
              </text:list-item>
              <text:list-item>
                <text:p>num_epochs = 50</text:p>
              </text:list-item>
              <text:list-item>
                <text:p>d2l.train_ch3(net, train_iter, test_iter, loss, num_epochs, trainer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09:22:07.924915024</meta:creation-date>
    <meta:generator>LibreOffice/6.4.6.2$Linux_X86_64 LibreOffice_project/40$Build-2</meta:generator>
    <dc:date>2021-04-05T09:42:12.289569555</dc:date>
    <meta:editing-duration>PT9M23S</meta:editing-duration>
    <meta:editing-cycles>1</meta:editing-cycles>
    <meta:document-statistic meta:object-count="37"/>
  </office:meta>
</office:document-meta>
</file>